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Heading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Heading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Heading" style:master-page-name="Converter_20_1">
      <style:paragraph-properties style:page-number="auto"/>
    </style:style>
    <style:style style:name="P6" style:family="paragraph" style:parent-style-name="Table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text">
      <style:paragraph-properties style:snap-to-layout-grid="false"/>
    </style:style>
    <style:style style:name="P8" style:family="paragraph" style:parent-style-name="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</style:style>
    <style:style style:name="P11" style:family="paragraph" style:parent-style-name="Heading" style:list-style-name="">
      <style:text-properties fo:font-size="12pt" fo:language="sv" fo:country="SE" style:font-size-asian="12pt" style:language-asian="none" style:country-asian="none" style:font-size-complex="12pt"/>
    </style:style>
    <style:style style:name="P12" style:family="paragraph" style:parent-style-name="Heading_20_1">
      <style:text-properties fo:language="sv" fo:country="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12pt" fo:language="none" fo:country="none" style:font-size-asian="12pt" style:language-asian="none" style:country-asian="none" style:font-size-complex="12pt"/>
    </style:style>
    <style:style style:name="T3" style:family="text">
      <style:text-properties fo:language="sv" fo:country="SE" style:language-asian="none" style:country-asian="none"/>
    </style:style>
    <style:style style:name="T4" style:family="text">
      <style:text-properties fo:font-size="12pt" fo:language="sv" fo:country="SE" style:font-size-asian="12pt" style:language-asian="none" style:country-asian="none" style:font-size-complex="12pt"/>
    </style:style>
    <style:style style:name="T5" style:family="text">
      <style:text-properties fo:language="sv" fo:country="SE" style:font-name-asian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sv" fo:country="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&lt;Nome do Projeto&gt;</text:subject></text:p>
      <text:p text:style-name="P1"><text:title>Resumo de Avaliação de Testes</text:title></text:p>
      <text:p text:style-name="P1"/>
      <text:p text:style-name="P2">Versão &lt;1.0&gt;</text:p>
      <text:p text:style-name="P3"/>
      <text:p text:style-name="P4"/>
      <text:p text:style-name="InfoBlue">[Nota: O gabarito a seguir é fornecido para utilização com o Rational Unified Process. O texto em azul exibido entre colchetes e em itálico (style=InfoBlue) foi incluído para orientar o autor e deve ser excluído antes da publicação do documento. Um parágrafo digitado após esse estilo será automaticamente definido como normal (style=Body Text).]</text:p>
      <text:p text:style-name="InfoBlue">[Para personalizar campos automáticos no Microsoft Word (que exibem um segundo plano cinza quando selecionados), selecione File&gt;Properties e substitua os campos Title, Subject e Company pelas informações apropriadas para este documento. Depois de fechar o diálogo, os campos automáticos podem ser atualizados no documento inteiro, selecionando Edit&gt;Select All (ou Ctrl-A) e pressionando F9 ou simplesmente clique no campo e pressione F9. Esse procedimento deverá ser executado separadamente para os Cabeçalhos e Rodapés. Alt-F9 alterna entre a exibição de nomes de campos e do conteúdo dos campos. Consulte a Ajuda do Word para obter informações adicionais sobre como trabalhar com campos.] </text:p>
      <text:p text:style-name="P5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 </text:p>
          </table:table-cell>
          <table:table-cell table:style-name="Tabela1.A1" office:value-type="string">
            <text:p text:style-name="P6">Autor</text:p>
          </table:table-cell>
        </table:table-row>
        <table:table-row table:style-name="Tabela1.1">
          <table:table-cell table:style-name="Tabela1.A1" office:value-type="string">
            <text:p text:style-name="Tabletext">&lt;dd/mmm/aa&gt;</text:p>
          </table:table-cell>
          <table:table-cell table:style-name="Tabela1.A1" office:value-type="string">
            <text:p text:style-name="Tabletext">&lt;x.x&gt;</text:p>
          </table:table-cell>
          <table:table-cell table:style-name="Tabela1.A1" office:value-type="string">
            <text:p text:style-name="Tabletext">&lt;detalhes&gt;</text:p>
          </table:table-cell>
          <table:table-cell table:style-name="Tabela1.A1" office:value-type="string">
            <text:p text:style-name="Tabletext">&lt;nome&gt;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Tabletext"><text:s/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</table:table>
      <text:p text:style-name="Standard"/>
      <text:p text:style-name="P8">Índice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">1.</text:span><text:span text:style-name="T2"><text:tab/></text:span><text:span text:style-name="T1">Introdução<text:tab/></text:span><text:a xlink:type="simple" xlink:href="#__RefHeading___Toc131244171" text:style-name="Index_20_Link_20__28_user_29_" text:visited-style-name="Index_20_Link_20__28_user_29_"><text:span text:style-name="T1">4</text:span></text:a></text:p>
          <text:p text:style-name="P10"><text:span text:style-name="T1">1.1</text:span><text:span text:style-name="T2"><text:tab/></text:span><text:span text:style-name="T1">Objetivo<text:tab/></text:span><text:a xlink:type="simple" xlink:href="#__RefHeading___Toc131244172" text:style-name="Index_20_Link_20__28_user_29_" text:visited-style-name="Index_20_Link_20__28_user_29_"><text:span text:style-name="T1">4</text:span></text:a></text:p>
          <text:p text:style-name="P10"><text:span text:style-name="T1">1.2</text:span><text:span text:style-name="T2"><text:tab/></text:span><text:span text:style-name="T1">Escopo<text:tab/></text:span><text:a xlink:type="simple" xlink:href="#__RefHeading___Toc131244173" text:style-name="Index_20_Link_20__28_user_29_" text:visited-style-name="Index_20_Link_20__28_user_29_"><text:span text:style-name="T1">4</text:span></text:a></text:p>
          <text:p text:style-name="P10"><text:span text:style-name="T1">1.3</text:span><text:span text:style-name="T2"><text:tab/></text:span><text:span text:style-name="T1">Definições, Acrônimos e Abreviações<text:tab/></text:span><text:a xlink:type="simple" xlink:href="#__RefHeading___Toc131244174" text:style-name="Index_20_Link_20__28_user_29_" text:visited-style-name="Index_20_Link_20__28_user_29_"><text:span text:style-name="T1">4</text:span></text:a></text:p>
          <text:p text:style-name="P10"><text:span text:style-name="T1">1.4</text:span><text:span text:style-name="T2"><text:tab/></text:span><text:span text:style-name="T1">Referências<text:tab/></text:span><text:a xlink:type="simple" xlink:href="#__RefHeading___Toc131244175" text:style-name="Index_20_Link_20__28_user_29_" text:visited-style-name="Index_20_Link_20__28_user_29_"><text:span text:style-name="T1">4</text:span></text:a></text:p>
          <text:p text:style-name="P10"><text:span text:style-name="T1">1.5</text:span><text:span text:style-name="T2"><text:tab/></text:span><text:span text:style-name="T1">Visão Geral<text:tab/></text:span><text:a xlink:type="simple" xlink:href="#__RefHeading___Toc131244176" text:style-name="Index_20_Link_20__28_user_29_" text:visited-style-name="Index_20_Link_20__28_user_29_"><text:span text:style-name="T1">4</text:span></text:a></text:p>
          <text:p text:style-name="P9"><text:span text:style-name="T3">2.</text:span><text:span text:style-name="T4"><text:tab/></text:span><text:span text:style-name="T3">Resumo de Resultados de Testes<text:tab/></text:span><text:a xlink:type="simple" xlink:href="#__RefHeading___Toc131244177" text:style-name="Index_20_Link_20__28_user_29_" text:visited-style-name="Index_20_Link_20__28_user_29_"><text:span text:style-name="T3">4</text:span></text:a></text:p>
          <text:p text:style-name="P9"><text:span text:style-name="T1">3.</text:span><text:span text:style-name="T2"><text:tab/></text:span><text:span text:style-name="T1">Cobertura de Teste baseada nos Requisitos<text:tab/></text:span><text:a xlink:type="simple" xlink:href="#__RefHeading___Toc131244178" text:style-name="Index_20_Link_20__28_user_29_" text:visited-style-name="Index_20_Link_20__28_user_29_"><text:span text:style-name="T1">4</text:span></text:a></text:p>
          <text:p text:style-name="P9"><text:span text:style-name="T3">4.</text:span><text:span text:style-name="T4"><text:tab/></text:span><text:span text:style-name="T3">Cobertura de Teste baseada em Código<text:tab/></text:span><text:a xlink:type="simple" xlink:href="#__RefHeading___Toc131244179" text:style-name="Index_20_Link_20__28_user_29_" text:visited-style-name="Index_20_Link_20__28_user_29_"><text:span text:style-name="T3">4</text:span></text:a></text:p>
          <text:p text:style-name="P9"><text:span text:style-name="T1">5.</text:span><text:span text:style-name="T2"><text:tab/></text:span><text:span text:style-name="T1">Ações Sugeridas<text:tab/></text:span><text:a xlink:type="simple" xlink:href="#__RefHeading___Toc131244180" text:style-name="Index_20_Link_20__28_user_29_" text:visited-style-name="Index_20_Link_20__28_user_29_"><text:span text:style-name="T1">4</text:span></text:a></text:p>
          <text:p text:style-name="P9"><text:span text:style-name="T1">6.</text:span><text:span text:style-name="T2"><text:tab/></text:span><text:span text:style-name="T1">Diagramas<text:tab/></text:span><text:a xlink:type="simple" xlink:href="#__RefHeading___Toc131244181" text:style-name="Index_20_Link_20__28_user_29_" text:visited-style-name="Index_20_Link_20__28_user_29_"><text:span text:style-name="T1">4</text:span></text:a></text:p>
        </text:index-body>
      </text:table-of-content>
      <text:p text:style-name="P11"/>
      <text:p text:style-name="P8"><text:title>Resumo de Avaliação de Testes</text:title><text:span text:style-name="T5"><text:s/></text:span></text:p>
      <text:h text:style-name="Heading_20_1" text:outline-level="1"><text:bookmark-start text:name="__RefHeading___Toc131244171"/>Introdução<text:bookmark-end text:name="__RefHeading___Toc131244171"/></text:h>
      <text:p text:style-name="InfoBlue">[A introdução do <text:span text:style-name="T6">Resumo de Avaliação de Teste</text:span> fornece uma visão geral de todo o documento. Ela inclui o objetivo, o escopo, as definições, os acrônimos, as abreviações, as referências e a visão geral deste <text:span text:style-name="T6">Resumo de Avaliação de Teste</text:span>.]</text:p>
      <text:h text:style-name="Heading_20_2" text:outline-level="2"><text:bookmark-start text:name="__RefHeading___Toc131244172"/>Objetivo<text:bookmark-end text:name="__RefHeading___Toc131244172"/></text:h>
      <text:p text:style-name="InfoBlue">[Especifique o objetivo deste <text:span text:style-name="T6">Resumo de Avaliação de Teste.</text:span>]</text:p>
      <text:h text:style-name="Heading_20_2" text:outline-level="2"><text:bookmark-start text:name="__RefHeading___Toc131244173"/>Escopo<text:bookmark-end text:name="__RefHeading___Toc131244173"/></text:h>
      <text:p text:style-name="InfoBlue">[Uma breve descrição do escopo deste <text:span text:style-name="T6">Resumo de Avaliação de Teste</text:span>; a qual(is) Projeto(s) ele está associado e tudo mais que seja afetado ou influenciado por este documento.]</text:p>
      <text:h text:style-name="Heading_20_2" text:outline-level="2"><text:bookmark-start text:name="__RefHeading___Toc131244174"/>Definições, Acrônimos e Abreviações<text:bookmark-end text:name="__RefHeading___Toc131244174"/></text:h>
      <text:p text:style-name="InfoBlue">[Esta subseção fornece as definições de todos os termos, acrônimos e abreviações requeridos para interpretar adequadamente o <text:span text:style-name="T6">Resumo de Avaliação de Teste</text:span>. Essas informações podem ser fornecidas em relação ao Glossário do projeto.]</text:p>
      <text:h text:style-name="Heading_20_2" text:outline-level="2"><text:bookmark-start text:name="__RefHeading___Toc131244175"/>Referências<text:bookmark-end text:name="__RefHeading___Toc131244175"/></text:h>
      <text:p text:style-name="InfoBlue">[Esta subseção fornece uma lista completa de todos os documentos mencionados em outra parte no <text:span text:style-name="T6">Resumo de Avaliação de Teste</text:span>. Identifique cada documento por título, número do relatório se aplicável, data e organização da publicação. Especifique as origens a partir das quais as referências podem ser obtidas. Essas informações podem ser fornecidas por um anexo ou outro documento.]</text:p>
      <text:h text:style-name="Heading_20_2" text:outline-level="2"><text:bookmark-start text:name="__RefHeading___Toc131244176"/>Visão Geral<text:bookmark-end text:name="__RefHeading___Toc131244176"/></text:h>
      <text:p text:style-name="InfoBlue">[Esta subseção descreve o que o restante do <text:span text:style-name="T6">Resumo de Avaliação de Teste</text:span> contém e explica como o documento é organizado.]</text:p>
      <text:h text:style-name="Heading_20_1" text:outline-level="1"><text:bookmark-start text:name="__RefHeading___Toc131244177"/>Resumo de Resultados de Testes<text:bookmark-end text:name="__RefHeading___Toc131244177"/> </text:h>
      <text:p text:style-name="InfoBlue">[Resume brevemente os resultados do teste.]</text:p>
      <text:h text:style-name="Heading_20_1" text:outline-level="1"><text:bookmark-start text:name="__RefHeading___Toc131244178"/>Cobertura de Teste baseada nos Requisitos<text:bookmark-end text:name="__RefHeading___Toc131244178"/></text:h>
      <text:p text:style-name="InfoBlue"><text:span text:style-name="T7">[Para cada medida escolhida para utilização, determine o resultado. </text:span>Compare com resultados anteriores e discuta as tendências.]</text:p>
      <text:h text:style-name="P12" text:outline-level="1" loext:marker-style-name="T7"><text:bookmark-start text:name="__RefHeading___Toc131244179"/>Cobertura de Teste baseada em Código<text:bookmark-end text:name="__RefHeading___Toc131244179"/></text:h>
      <text:p text:style-name="InfoBlue"><text:span text:style-name="T7">[Para cada medida escolhida para utilização, determine o resultado. </text:span>Compare com resultados anteriores e discuta as tendências.]</text:p>
      <text:h text:style-name="Heading_20_1" text:outline-level="1"><text:bookmark-start text:name="__RefHeading___Toc131244180"/>Ações Sugeridas<text:bookmark-end text:name="__RefHeading___Toc131244180"/></text:h>
      <text:p text:style-name="InfoBlue">[Determine ações sugeridas com base em uma avaliação dos resultados do teste e medidas chave do teste.]</text:p>
      <text:h text:style-name="Heading_20_1" text:outline-level="1"><text:bookmark-start text:name="__RefHeading___Toc131244181"/>Diagramas<text:bookmark-end text:name="__RefHeading___Toc131244181"/></text:h>
      <text:p text:style-name="InfoBlue">[Anexe qualquer visualização dos resultados do teste ou medidas chave do teste.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loext:num-list-format="%1%" style:num-prefix="" text:bullet-char="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style:font-size-asian="12pt" style:font-size-complex="12pt"/>
    </style:style>
    <style:style style:name="MP6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right="0.635cm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language="sv" fo:country="SE"/>
    </style:style>
    <style:style style:name="MT2" style:family="text">
      <style:text-properties style:font-name="Symbol1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number:number-style style:name="N0">
      <number:number number:min-integer-digits="1"/>
    </number:number-style>
    <number:date-style style:name="N114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 text:fixed="true"/></text:p>
        <text:p text:style-name="MP4"/>
        <text:p text:style-name="MP5"/>
      </style:header>
    </style:master-page>
    <style:master-page style:name="Converter_20_1" style:display-name="Converter 1" style:page-layout-name="Mpm2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ubject>&lt;Nome do Projeto&gt;</text:subject></text:p>
            </table:table-cell>
            <table:table-cell table:style-name="Tabela3.A1" office:value-type="string">
              <text:p text:style-name="MP6"><text:s text:c="2"/>Versão: <text:s text:c="10"/>&lt;1.0&gt;</text:p>
            </table:table-cell>
          </table:table-row>
          <table:table-row table:style-name="Tabela3.1">
            <table:table-cell table:style-name="Tabela3.A1" office:value-type="string">
              <text:p text:style-name="Standard"><text:title>Resumo de Avaliação de Testes</text:title></text:p>
            </table:table-cell>
            <table:table-cell table:style-name="Tabela3.A1" office:value-type="string">
              <text:p text:style-name="Standard"><text:span text:style-name="MT1"><text:s text:c="2"/></text:span>Data: <text:s/>&lt;dd/mmm/aa&gt;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Standard">&lt;identificador do documento&gt;</text:p>
            </table:table-cell>
            <table:covered-table-cell/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8"><text:span text:style-name="MT2"></text:span><text:user-defined style:data-style-name="N0" text:name="Company" text:fixed="true"/>, <text:date style:data-style-name="N114" text:date-value="2025-03-21T15:36:42.739999769">2025</text:date></text:p>
            </table:table-cell>
            <table:table-cell table:style-name="Tabela2.A1" office:value-type="string">
              <text:p text:style-name="MP9">Página <text:span text:style-name="Page_20_Number"><text:page-number text:select-page="current">4</text:page-number></text:span><text:span text:style-name="Page_20_Number"><text:s/>de </text:span><text:span text:style-name="Page_20_Number"><text:page-count style:num-format="1"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Resumo de Avaliação de Testes</dc:title>
    <dc:subject>&lt;Nome do Projeto&gt;</dc:subject>
    <meta:creation-date>2025-03-21T15:36:15.836000000</meta:creation-date>
    <dc:creator>Rational</dc:creator>
    <dc:date>2006-03-27T22:34:00</dc:date>
    <meta:editing-cycles>2</meta:editing-cycles>
    <meta:editing-duration>PT1M</meta:editing-duration>
    <meta:document-statistic meta:table-count="3" meta:image-count="0" meta:object-count="0" meta:page-count="4" meta:paragraph-count="59" meta:word-count="554" meta:character-count="3552" meta:non-whitespace-character-count="3047"/>
    <meta:generator>LibreOffice/24.8.5.2$Windows_X86_64 LibreOffice_project/fddf2685c70b461e7832239a0162a77216259f22</meta:generator>
  </office:meta>
</office:document-meta>
</file>